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4.38cm"/>
      <style:paragraph-properties style:writing-mode="lr-tb"/>
    </style:style>
    <style:style style:name="gr3" style:family="graphic" style:parent-style-name="standard">
      <style:graphic-properties draw:stroke="none" draw:fill="none" fo:min-height="7.35cm"/>
      <style:paragraph-properties style:writing-mode="lr-tb"/>
    </style:style>
    <style:style style:name="gr4" style:family="graphic" style:parent-style-name="standard">
      <style:graphic-properties draw:stroke="none" draw:fill="none" fo:min-height="5.762cm"/>
      <style:paragraph-properties style:writing-mode="lr-tb"/>
    </style:style>
    <style:style style:name="gr5" style:family="graphic" style:parent-style-name="standard">
      <style:graphic-properties draw:stroke="none" draw:fill="none" fo:min-height="4.576cm"/>
      <style:paragraph-properties style:writing-mode="lr-tb"/>
    </style:style>
    <style:style style:name="gr6" style:family="graphic" style:parent-style-name="standard">
      <style:graphic-properties draw:stroke="none" draw:fill="none" fo:min-height="9.156cm"/>
      <style:paragraph-properties style:writing-mode="lr-tb"/>
    </style:style>
    <style:style style:name="gr7" style:family="graphic" style:parent-style-name="standard">
      <style:graphic-properties draw:stroke="none" draw:fill="none" fo:min-height="6.768cm"/>
      <style:paragraph-properties style:writing-mode="lr-tb"/>
    </style:style>
    <style:style style:name="gr8" style:family="graphic" style:parent-style-name="standard">
      <style:graphic-properties draw:stroke="none" draw:fill="none" fo:min-height="8.75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start"/>
      <style:text-properties style:font-name="Liberation Mono" fo:font-size="10pt" style:font-name-asian="Liberation Mono" style:font-size-asian="10pt" style:font-name-complex="Liberation Mono" style:font-size-complex="10pt"/>
    </style:style>
    <style:style style:name="P3"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Golang Session</text:p>
          </draw:text-box>
        </draw:frame>
        <draw:frame presentation:style-name="pr2" draw:text-style-name="P1" draw:layer="layout" svg:width="25.199cm" svg:height="9.134cm" svg:x="1.4cm" svg:y="3.685cm" presentation:class="subtitle">
          <draw:text-box>
            <text:p>- Harsh Dusane<text:line-break/><text:line-break/>Topic : Arrays</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Arrays</text:p>
          </draw:text-box>
        </draw:frame>
        <draw:frame presentation:style-name="pr4" draw:layer="layout" svg:width="25.199cm" svg:height="9.134cm" svg:x="1.4cm" svg:y="3.685cm" presentation:class="outline">
          <draw:text-box>
            <text:list text:style-name="L3">
              <text:list-item>
                <text:p>An array is a data structure that consists of a collection of elements of a single type or simply you can say a special variable, which can hold more than one value at a time. The values an array holds are called its elements or items. An array holds a specific number of elements, and it cannot grow or shrink. Different data types can be handled as elements in arrays such as Int, String, Boolean, and others. The index of the first element of any dimension of an array is 0, the index of the second element of any array dimension is 1, and so 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Declaring an Integer or String Array of Five Elements in Go</text:p>
          </draw:text-box>
        </draw:frame>
        <draw:frame presentation:style-name="pr4" draw:layer="layout" svg:width="25.199cm" svg:height="9.134cm" svg:x="1.4cm" svg:y="3.685cm" presentation:class="outline" presentation:placeholder="true">
          <draw:text-box/>
        </draw:frame>
        <draw:frame draw:style-name="gr2" draw:text-style-name="P3" draw:layer="layout" svg:width="17.15cm" svg:height="4.63cm" svg:x="2.8cm" svg:y="5.591cm">
          <draw:text-box>
            <text:p text:style-name="P2">package main</text:p>
            <text:p text:style-name="P2">import (</text:p>
            <text:p text:style-name="P2"><text:s text:c="8"/>"fmt"</text:p>
            <text:p text:style-name="P2"><text:s text:c="8"/>"reflect"</text:p>
            <text:p text:style-name="P2">)</text:p>
            <text:p text:style-name="P2">func main() {</text:p>
            <text:p text:style-name="P2"><text:s text:c="8"/>var intArray [5]int</text:p>
            <text:p text:style-name="P2"><text:s text:c="8"/>var strArray [5]string</text:p>
            <text:p text:style-name="P2"><text:s text:c="8"/>fmt.Println(reflect.ValueOf(intArray).Kind())</text:p>
            <text:p text:style-name="P2"><text:s text:c="8"/>fmt.Println(reflect.ValueOf(strArray).Kind())</text:p>
            <text:p text:style-name="P2">}</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How to assign and access array element values in Go?</text:p>
          </draw:text-box>
        </draw:frame>
        <draw:frame presentation:style-name="pr4" draw:layer="layout" svg:width="25.199cm" svg:height="9.134cm" svg:x="1.4cm" svg:y="3.685cm" presentation:class="outline" presentation:placeholder="true">
          <draw:text-box/>
        </draw:frame>
        <draw:frame draw:style-name="gr3" draw:text-style-name="P3" draw:layer="layout" svg:width="19.549cm" svg:height="7.6cm" svg:x="2.2cm" svg:y="4.2cm">
          <draw:text-box>
            <text:p text:style-name="P2">package main</text:p>
            <text:p text:style-name="P2">import "fmt"</text:p>
            <text:p text:style-name="P2">func main() {</text:p>
            <text:p text:style-name="P2"><text:s text:c="8"/>var theArray [3]string</text:p>
            <text:p text:style-name="P2"><text:s text:c="8"/>theArray[0] = "India" <text:s/>// Assign a value to the first element</text:p>
            <text:p text:style-name="P2"><text:s text:c="8"/>theArray[1] = "Canada" // Assign a value to the second element</text:p>
            <text:p text:style-name="P2"><text:s text:c="8"/>theArray[2] = "Japan" <text:s/>// Assign a value to the third element</text:p>
            <text:p text:style-name="P2"><text:s text:c="8"/>fmt.Println(theArray[0]) // Access the first element value</text:p>
            <text:p text:style-name="P2"><text:s text:c="8"/>fmt.Println(theArray[1]) // Access the second element valu</text:p>
            <text:p text:style-name="P2"><text:s text:c="8"/>fmt.Println(theArray[2]) // Access the third element valu</text:p>
            <text:p text:style-name="P2">}</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How to initialize an Array with an Array Literal in Go?</text:p>
          </draw:text-box>
        </draw:frame>
        <draw:frame presentation:style-name="pr4" draw:layer="layout" svg:width="25.199cm" svg:height="9.134cm" svg:x="1.4cm" svg:y="3.685cm" presentation:class="outline" presentation:placeholder="true">
          <draw:text-box/>
        </draw:frame>
        <draw:frame draw:style-name="gr4" draw:text-style-name="P3" draw:layer="layout" svg:width="20.632cm" svg:height="6.012cm" svg:x="2.4cm" svg:y="5.2cm">
          <draw:text-box>
            <text:p text:style-name="P2">package main</text:p>
            <text:p text:style-name="P2">import "fmt"</text:p>
            <text:p text:style-name="P2">func main() {</text:p>
            <text:p text:style-name="P2"><text:s text:c="8"/>x := [5]int{10, 20, 30, 40, 50} <text:s text:c="2"/>// Intialized with values</text:p>
            <text:p text:style-name="P2"><text:s text:c="8"/>var y [5]int = [5]int{10, 20, 30} // Partial assignment</text:p>
            <text:p text:style-name="P2"><text:s text:c="8"/>fmt.Println(x)</text:p>
            <text:p text:style-name="P2"><text:s text:c="8"/>fmt.Println(y)</text:p>
            <text:p text:style-name="P2">}</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473cm" svg:x="1.4cm" svg:y="0.206cm" presentation:class="title" presentation:user-transformed="true">
          <draw:text-box>
            <text:p>Initializing an Array with ellipses in Go</text:p>
          </draw:text-box>
        </draw:frame>
        <draw:frame presentation:style-name="pr4" draw:layer="layout" svg:width="25.199cm" svg:height="9.134cm" svg:x="1.4cm" svg:y="3.685cm" presentation:class="outline" presentation:placeholder="true">
          <draw:text-box/>
        </draw:frame>
        <draw:frame draw:style-name="gr3" draw:text-style-name="P3" draw:layer="layout" svg:width="16.209cm" svg:height="7.6cm" svg:x="3cm" svg:y="4cm">
          <draw:text-box>
            <text:p text:style-name="P2">package main</text:p>
            <text:p text:style-name="P2">import (</text:p>
            <text:p text:style-name="P2"><text:s text:c="8"/>"fmt"</text:p>
            <text:p text:style-name="P2"><text:s text:c="8"/>"reflect"</text:p>
            <text:p text:style-name="P2">)</text:p>
            <text:p text:style-name="P2">func main() {</text:p>
            <text:p text:style-name="P2"><text:s text:c="8"/>x := [...]int{10, 20, 30}</text:p>
            <text:p text:style-name="P2"><text:s text:c="8"/>fmt.Println(reflect.ValueOf(x).Kind())</text:p>
            <text:p text:style-name="P2"><text:s text:c="8"/>fmt.Println(len(x))</text:p>
            <text:p text:style-name="P2">}</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itialize values for specific array elements in Go</text:p>
          </draw:text-box>
        </draw:frame>
        <draw:frame presentation:style-name="pr4" draw:layer="layout" svg:width="25.199cm" svg:height="9.134cm" svg:x="1.4cm" svg:y="3.685cm" presentation:class="outline" presentation:placeholder="true">
          <draw:text-box/>
        </draw:frame>
        <draw:frame draw:style-name="gr5" draw:text-style-name="P3" draw:layer="layout" svg:width="14.434cm" svg:height="4.826cm" svg:x="3.4cm" svg:y="4.4cm">
          <draw:text-box>
            <text:p text:style-name="P2">package main</text:p>
            <text:p text:style-name="P2">import "fmt"</text:p>
            <text:p text:style-name="P2">func main() {</text:p>
            <text:p text:style-name="P2"><text:s text:c="8"/>x := [5]int{1: 10, 3: 30}</text:p>
            <text:p text:style-name="P2"><text:s text:c="8"/>fmt.Println(x)</text:p>
            <text:p text:style-name="P2">}</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How to iterate over an Array using for loop?</text:p>
          </draw:text-box>
        </draw:frame>
        <draw:frame presentation:style-name="pr4" draw:layer="layout" svg:width="25.199cm" svg:height="9.134cm" svg:x="1.4cm" svg:y="3.685cm" presentation:class="outline" presentation:placeholder="true">
          <draw:text-box/>
        </draw:frame>
        <draw:frame draw:style-name="gr6" draw:text-style-name="P3" draw:layer="layout" svg:width="15.53cm" svg:height="9.406cm" svg:x="5.07cm" svg:y="4.4cm">
          <draw:text-box>
            <text:p text:style-name="P2">package main</text:p>
            <text:p text:style-name="P2">import "fmt"</text:p>
            <text:p text:style-name="P2">func main() {</text:p>
            <text:p text:style-name="P2"><text:s text:c="8"/>intArray := [5]int{10, 20, 30, 40, 50}</text:p>
            <text:p text:style-name="P2"><text:s text:c="8"/>fmt.Println("\n---------------Example 1--------------------\n")</text:p>
            <text:p text:style-name="P2"><text:s text:c="8"/>for i := 0; i &lt; len(intArray); i++ {</text:p>
            <text:p text:style-name="P2"><text:s text:c="16"/>fmt.Println(intArray[i])</text:p>
            <text:p text:style-name="P2"><text:s text:c="8"/>}</text:p>
            <text:p text:style-name="P2"><text:s text:c="8"/>fmt.Println("\n---------------Example 2--------------------\n")</text:p>
            <text:p text:style-name="P2"><text:s text:c="8"/>for index, element := range intArray {</text:p>
            <text:p text:style-name="P2"><text:s text:c="16"/>fmt.Println(index, "=&gt;", element)</text:p>
            <text:p text:style-name="P2"><text:s text:c="8"/>}</text:p>
            <text:p text:style-name="P2"><text:s text:c="8"/>fmt.Println("\n---------------Example 3--------------------\n")</text:p>
            <text:p text:style-name="P2"><text:s text:c="8"/>for _, value := range intArray {</text:p>
            <text:p text:style-name="P2"><text:s text:c="16"/>fmt.Println(value)</text:p>
            <text:p text:style-name="P2"><text:s text:c="8"/>}</text:p>
            <text:p text:style-name="P2"><text:s text:c="8"/>j := 0</text:p>
            <text:p text:style-name="P2"><text:s text:c="8"/>fmt.Println("\n---------------Example 4--------------------\n")</text:p>
            <text:p text:style-name="P2"><text:s text:c="8"/>for range intArray {</text:p>
            <text:p text:style-name="P2"><text:s text:c="16"/>fmt.Println(intArray[j])</text:p>
            <text:p text:style-name="P2"><text:s text:c="16"/>j++</text:p>
            <text:p text:style-name="P2"><text:s text:c="8"/>}</text:p>
            <text:p text:style-name="P2">}</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py an array by value and reference into another array</text:p>
          </draw:text-box>
        </draw:frame>
        <draw:frame presentation:style-name="pr4" draw:layer="layout" svg:width="25.199cm" svg:height="9.134cm" svg:x="1.4cm" svg:y="3.685cm" presentation:class="outline" presentation:placeholder="true">
          <draw:text-box/>
        </draw:frame>
        <draw:frame draw:style-name="gr7" draw:text-style-name="P3" draw:layer="layout" svg:width="18.209cm" svg:height="7.018cm" svg:x="2.8cm" svg:y="3.8cm">
          <draw:text-box>
            <text:p text:style-name="P2">package main</text:p>
            <text:p text:style-name="P2">import "fmt"</text:p>
            <text:p text:style-name="P2">func main() {</text:p>
            <text:p text:style-name="P2"><text:s text:c="8"/>strArray1 := [3]string{"Japan", "Australia", "Germany"}</text:p>
            <text:p text:style-name="P2"><text:s text:c="8"/>strArray2 := strArray1 <text:s/>// data is passed by value</text:p>
            <text:p text:style-name="P2"><text:s text:c="8"/>strArray3 := &amp;strArray1 // data is passed by refrence</text:p>
            <text:p text:style-name="P2"><text:s text:c="8"/>fmt.Printf("strArray1: %v\n", strArray1)</text:p>
            <text:p text:style-name="P2"><text:s text:c="8"/>fmt.Printf("strArray2: %v\n", strArray2) <text:s text:c="7"/></text:p>
            <text:p text:style-name="P2"><text:s text:c="8"/>strArray1[0] = "Canada"</text:p>
            <text:p text:style-name="P2"><text:s text:c="2"/></text:p>
            <text:p text:style-name="P2"><text:s text:c="8"/>fmt.Printf("strArray1: %v\n", strArray1)</text:p>
            <text:p text:style-name="P2"><text:s text:c="8"/>fmt.Printf("strArray2: %v\n", strArray2) <text:s text:c="7"/></text:p>
            <text:p text:style-name="P2"><text:s text:c="8"/>fmt.Printf("*strArray3: %v\n", *strArray3) <text:s text:c="5"/></text:p>
            <text:p text:style-name="P2">}</text:p>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olang check if array element exists</text:p>
          </draw:text-box>
        </draw:frame>
        <draw:frame presentation:style-name="pr4" draw:layer="layout" svg:width="25.199cm" svg:height="9.134cm" svg:x="1.4cm" svg:y="3.685cm" presentation:class="outline" presentation:placeholder="true">
          <draw:text-box/>
        </draw:frame>
        <draw:frame draw:style-name="gr8" draw:text-style-name="P3" draw:layer="layout" svg:width="16.8cm" svg:height="9.008cm" svg:x="5.69cm" svg:y="3.402cm">
          <draw:text-box>
            <text:p text:style-name="P2">package main</text:p>
            <text:p text:style-name="P2">import (</text:p>
            <text:p text:style-name="P2"><text:s text:c="8"/>"fmt"</text:p>
            <text:p text:style-name="P2"><text:s text:c="8"/>"reflect"</text:p>
            <text:p text:style-name="P2">)</text:p>
            <text:p text:style-name="P2">func main() {</text:p>
            <text:p text:style-name="P2"><text:s text:c="8"/>strArray := [5]string{"India", "Canada", "Japan", "Germany", "Italy"}</text:p>
            <text:p text:style-name="P2"><text:s text:c="8"/>fmt.Println(itemExists(strArray, "Canada"))</text:p>
            <text:p text:style-name="P2"><text:s text:c="8"/>fmt.Println(itemExists(strArray, "Africa"))</text:p>
            <text:p text:style-name="P2">}</text:p>
            <text:p text:style-name="P2">func itemExists(arrayType interface{}, item interface{}) bool {</text:p>
            <text:p text:style-name="P2"><text:s text:c="8"/>arr := reflect.ValueOf(arrayType)</text:p>
            <text:p text:style-name="P2"><text:s text:c="8"/>if arr.Kind() != reflect.Array {</text:p>
            <text:p text:style-name="P2"><text:s text:c="16"/>panic("Invalid data-type")</text:p>
            <text:p text:style-name="P2"><text:s text:c="8"/>}</text:p>
            <text:p text:style-name="P2"><text:s text:c="8"/>for i := 0; i &lt; arr.Len(); i++ {</text:p>
            <text:p text:style-name="P2"><text:s text:c="16"/>if arr.Index(i).Interface() == item {</text:p>
            <text:p text:style-name="P2"><text:s text:c="24"/>return true</text:p>
            <text:p text:style-name="P2"><text:s text:c="16"/>}</text:p>
            <text:p text:style-name="P2"><text:s text:c="8"/>}</text:p>
            <text:p text:style-name="P2"><text:s text:c="8"/>return false</text:p>
            <text:p text:style-name="P2">}</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icks to filter array elements in Go</text:p>
          </draw:text-box>
        </draw:frame>
        <draw:frame presentation:style-name="pr4" draw:layer="layout" svg:width="25.199cm" svg:height="9.134cm" svg:x="1.4cm" svg:y="3.685cm" presentation:class="outline" presentation:placeholder="true">
          <draw:text-box/>
        </draw:frame>
        <draw:frame draw:style-name="gr7" draw:text-style-name="P3" draw:layer="layout" svg:width="19.34cm" svg:height="7.018cm" svg:x="4.42cm" svg:y="4.397cm">
          <draw:text-box>
            <text:p text:style-name="P2">package main</text:p>
            <text:p text:style-name="P2">import "fmt"</text:p>
            <text:p text:style-name="P2">func main() {</text:p>
            <text:p text:style-name="P2"><text:s text:c="8"/>countries := [...]string{"India", "Canada", "Japan", "Germany", "Italy"}</text:p>
            <text:p text:style-name="P2"><text:s text:c="8"/>fmt.Printf("Countries: %v\n", countries)</text:p>
            <text:p text:style-name="P2"><text:s text:c="8"/>fmt.Printf(":2 %v\n", countries[:2])</text:p>
            <text:p text:style-name="P2"><text:s text:c="8"/>fmt.Printf("1:3 %v\n", countries[1:3])</text:p>
            <text:p text:style-name="P2"><text:s text:c="8"/>fmt.Printf("2: %v\n", countries[2:])</text:p>
            <text:p text:style-name="P2"><text:s text:c="8"/>fmt.Printf("2:5 %v\n", countries[2:5])</text:p>
            <text:p text:style-name="P2"><text:s text:c="8"/>fmt.Printf("0:3 %v\n", countries[0:3])</text:p>
            <text:p text:style-name="P2"><text:s text:c="8"/>fmt.Printf("Last element: %v\n", countries[len(countries)-1])</text:p>
            <text:p text:style-name="P2"><text:s text:c="8"/>fmt.Printf("All elements: %v\n", countries[0:len(countries)])</text:p>
            <text:p text:style-name="P2"><text:s text:c="8"/>fmt.Println(countries[:])</text:p>
            <text:p text:style-name="P2"><text:s text:c="8"/>fmt.Println(countries[0:])</text:p>
            <text:p text:style-name="P2"><text:s text:c="8"/>fmt.Println(countries[0:len(countries)])</text:p>
            <text:p text:style-name="P2"><text:s text:c="8"/>fmt.Printf("Last two elements: %v\n", countries[len(countries)-2:len(countries)])</text:p>
            <text:p text:style-name="P2">}</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9:48:37.629134969</meta:creation-date>
    <dc:date>2021-02-03T19:56:54.044750037</dc:date>
    <meta:editing-duration>PT6S</meta:editing-duration>
    <meta:editing-cycles>1</meta:editing-cycles>
    <meta:document-statistic meta:object-count="74"/>
    <meta:generator>LibreOffice/6.4.6.2$Linux_X86_64 LibreOffice_project/40$Build-2</meta:generator>
  </office:meta>
</office:document-meta>
</file>